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(</mo>
        <mrow>
          <msup>
            <mo stretchy="false">ℏ</mo>
            <mn>2</mn>
          </msup>
          <mrow>
            <mo stretchy="false">@</mo>
            <mo stretchy="false">−</mo>
            <msubsup>
              <mi>m</mi>
              <mtext>e</mtext>
              <mn>2</mn>
            </msubsup>
          </mrow>
          <msup>
            <mi>c</mi>
            <mn>2</mn>
          </msup>
        </mrow>
        <mo stretchy="false">)</mo>
      </mrow>
      <mrow>
        <mfenced open="∣" close="〉">
          <mrow>
            <mo stretchy="false">ψ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</mrow>
        </mfenced>
        <mo stretchy="false">=</mo>
        <mn>0</mn>
      </mrow>
    </mrow>
    <annotation encoding="StarMath 5.0">(hbar ^2 %UxE57C - m_"e" ^2 c^2 ) left lline %ipsi ( bold r , t ) right rangle =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1:52:58.140000000</meta:creation-date>
    <meta:generator>LibreOffice/4.1.4.2$Windows_x86 LibreOffice_project/0a0440ccc0227ad9829de5f46be37cfb6edcf72</meta:generator>
  </office:meta>
</office:document-meta>
</file>